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ckTraceFilterTest.shouldFilterOutCglibGarb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ackTraceFilterTest.shouldNotFilterElementsAboveMockitoJUnitRu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tackTraceFilterTest.shouldNotFilterOutTracesMiddleGoodTr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tackTraceFilterTest.shouldFilterOutByteBuddyGarb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ackTraceFilterTest.shouldReturnEmptyArrayWhenInput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ckTraceFilterTest.shouldKeepGoodTraceFromTheTopBecauseRealImplementationsOfSpiesSometimesThrowExce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tackTraceFilterTest.shouldFilterOutMockitoPack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ackTraceFilterTest.shouldKeepRunn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tackTraceFilterTest.shouldKeepInternalRunn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ackTraceFilterTest.shouldStartFilteringAndKeep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